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style:font-name="Times New Roman"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CommentReference"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CommentReference"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CommentReference" style:family="text">
      <style:text-properties style:font-name="Times New Roman" fo:font-size="12pt" style:font-size-asian="12pt" style:font-size-complex="12pt"/>
    </style:style>
    <style:style style:name="T248" style:parent-style-name="CommentReference"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T253" style:parent-style-name="Hyperlink" style:family="text">
      <style:text-properties fo:font-weight="bold" style:font-weight-asian="bold" style:font-weight-complex="bold" fo:language="en" fo:country="US"/>
    </style:style>
    <style:style style:name="T254" style:parent-style-name="CommentReference" style:family="text">
      <style:text-properties style:font-name="Times New Roman" fo:font-size="12pt" style:font-size-asian="12pt" style:font-size-complex="12pt"/>
    </style:style>
    <style:style style:name="T255" style:parent-style-name="CommentReference"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CommentText"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T324" style:parent-style-name="Hyperlink" style:family="text">
      <style:text-properties fo:font-weight="bold" style:font-weight-asian="bold" style:font-weight-complex="bold" fo:language="da" fo:country="DK"/>
    </style:style>
    <style:style style:name="T325" style:parent-style-name="CommentReference" style:family="text">
      <style:text-properties style:font-name="Times New Roman" fo:font-size="12pt" style:font-size-asian="12pt" style:font-size-complex="12pt"/>
    </style:style>
    <style:style style:name="T326" style:parent-style-name="CommentReference" style:family="text">
      <style:text-properties style:font-name="Times New Roman" fo:font-size="12pt" style:font-size-asian="12pt" style:font-size-complex="12pt"/>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CommentReference" style:family="text">
      <style:text-properties style:font-name="Times New Roman" fo:font-size="12pt" style:font-size-asian="12pt" style:font-size-complex="12pt"/>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DefaultParagraphFont" style:family="text">
      <style:text-properties fo:language="en" fo:country="US"/>
    </style:style>
    <style:style style:name="P334" style:parent-style-name="CommentText" style:family="paragraph">
      <style:paragraph-properties fo:text-align="start" fo:text-indent="0in"/>
    </style:style>
    <style:style style:name="T335" style:parent-style-name="DefaultParagraphFont" style:family="text">
      <style:text-properties fo:language="en" fo:country="US"/>
    </style:style>
    <style:style style:name="P336" style:parent-style-name="CommentText" style:family="paragraph">
      <style:paragraph-properties fo:text-align="start" fo:text-indent="0in"/>
    </style:style>
    <style:style style:name="P337" style:parent-style-name="Standard" style:family="paragraph">
      <style:paragraph-properties fo:text-align="start" fo:text-indent="0.4916in"/>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T345" style:parent-style-name="Hyperlink" style:family="text">
      <style:text-properties fo:font-weight="bold" style:font-weight-asian="bold" style:font-weight-complex="bold" fo:language="en" fo:country="US"/>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fo:language="en" fo:country="US"/>
    </style:style>
    <style:style style:name="P351" style:parent-style-name="Standard" style:family="paragraph">
      <style:paragraph-properties fo:text-align="start" fo:text-indent="0.4916in"/>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CommentReference"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Standard" style:family="paragraph">
      <style:paragraph-properties fo:text-align="start" fo:text-indent="0.4916in"/>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fo:language="en" fo:country="US"/>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Times New Roman" fo:font-size="12pt" style:font-size-asian="12pt" style:font-size-complex="12pt"/>
    </style:style>
    <style:style style:name="T412" style:parent-style-name="CommentReference"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Times New Roman" fo:font-size="12pt" style:font-size-asian="12pt" style:font-size-complex="12pt"/>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T423" style:parent-style-name="Hyperlink" style:family="text">
      <style:text-properties fo:font-weight="bold" style:font-weight-asian="bold" style:font-weight-complex="bold" fo:language="en" fo:country="US"/>
    </style:style>
    <style:style style:name="T424" style:parent-style-name="CommentReference" style:family="text">
      <style:text-properties style:font-name="Times New Roman" fo:font-size="12pt" style:font-size-asian="12pt" style:font-size-complex="12pt"/>
    </style:style>
    <style:style style:name="T425" style:parent-style-name="CommentReference" style:family="text">
      <style:text-properties style:font-name="Times New Roman" fo:font-size="12pt" style:font-size-asian="12pt" style:font-size-complex="12pt"/>
    </style:style>
    <style:style style:name="T4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CommentReference" style:family="text">
      <style:text-properties style:font-name="Times New Roman" fo:font-size="12pt" style:font-size-asian="12pt" style:font-size-complex="12pt"/>
    </style:style>
    <style:style style:name="T431" style:parent-style-name="CommentReference"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T434" style:parent-style-name="DefaultParagraphFont" style:family="text">
      <style:text-properties style:font-name="Times New Roman" fo:font-size="12pt" style:font-size-asian="12pt" style:font-size-complex="12pt" fo:language="en" fo:country="US"/>
    </style:style>
    <style:style style:name="T435" style:parent-style-name="DefaultParagraphFont" style:family="text">
      <style:text-properties style:font-name="Times New Roman"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T438" style:parent-style-name="CommentReference" style:family="text">
      <style:text-properties style:font-name="Times New Roman" fo:font-size="12pt" style:font-size-asian="12pt" style:font-size-complex="12pt"/>
    </style:style>
    <style:style style:name="T439" style:parent-style-name="CommentReference"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Times New Roman" fo:font-size="12pt" style:font-size-asian="12pt" style:font-size-complex="12pt"/>
    </style:style>
    <style:style style:name="T449" style:parent-style-name="CommentReference" style:family="text">
      <style:text-properties style:font-name="Times New Roman" fo:font-size="12pt" style:font-size-asian="12pt" style:font-size-complex="12pt"/>
    </style:style>
    <style:style style:name="T450" style:parent-style-name="DefaultParagraphFont" style:family="text">
      <style:text-properties style:font-name="Times New Roman" fo:font-size="12pt" style:font-size-asian="12pt" style:font-size-complex="12pt" fo:language="en" fo:country="US"/>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T464" style:parent-style-name="DefaultParagraphFont" style:family="text">
      <style:text-properties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CommentReference"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fo:language="en" fo:country="US"/>
    </style:style>
    <style:style style:name="P4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2" style:parent-style-name="Standard" style:family="paragraph">
      <style:paragraph-properties fo:text-align="start" fo:text-indent="0in"/>
    </style:style>
    <style:style style:name="T473" style:parent-style-name="DefaultParagraphFont" style:family="text">
      <style:text-properties style:font-name="Times New Roman"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T479" style:parent-style-name="Hyperlink" style:family="text">
      <style:text-properties fo:font-weight="bold" style:font-weight-asian="bold" style:font-weight-complex="bold" fo:language="en" fo:country="US"/>
    </style:style>
    <style:style style:name="T480" style:parent-style-name="CommentReference" style:family="text">
      <style:text-properties style:font-name="Times New Roman" fo:font-size="12pt" style:font-size-asian="12pt" style:font-size-complex="12pt"/>
    </style:style>
    <style:style style:name="T481" style:parent-style-name="CommentReference" style:family="text">
      <style:text-properties style:font-name="Times New Roman" fo:font-size="12pt" style:font-size-asian="12pt" style:font-size-complex="12pt"/>
    </style:style>
    <style:style style:name="T482" style:parent-style-name="DefaultParagraphFont" style:family="text">
      <style:text-properties style:font-name="Times New Roman" fo:font-size="12pt" style:font-size-asian="12pt" style:font-size-complex="12pt"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T495" style:parent-style-name="Hyperlink" style:family="text">
      <style:text-properties fo:font-weight="bold" style:font-weight-asian="bold" style:font-weight-complex="bold" fo:language="da" fo:country="DK"/>
    </style:style>
    <style:style style:name="T4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7" style:parent-style-name="DefaultParagraphFont" style:family="text">
      <style:text-properties style:font-name="Times New Roman" fo:font-size="12pt" style:font-size-asian="12pt" style:font-size-complex="12pt" fo:language="en" fo:country="US"/>
    </style:style>
    <style:style style:name="T49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0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5" style:parent-style-name="Standard" style:family="paragraph">
      <style:paragraph-properties fo:text-align="start" fo:text-indent="0in"/>
    </style:style>
    <style:style style:name="T5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7" style:parent-style-name="Normal" style:family="paragraph">
      <style:paragraph-properties fo:text-align="start" fo:text-indent="0in"/>
      <style:text-properties fo:font-weight="bold" style:font-weight-asian="bold" style:font-weight-complex="bold" fo:language="en" fo:country="US"/>
    </style:style>
    <style:style style:name="P508" style:parent-style-name="Standard" style:family="paragraph">
      <style:paragraph-properties fo:text-align="start" fo:text-indent="0in"/>
      <style:text-properties fo:font-weight="bold" style:font-weight-asian="bold" style:font-weight-complex="bold" fo:language="en" fo:country="US"/>
    </style:style>
    <style:style style:name="P509" style:parent-style-name="Standard" style:family="paragraph">
      <style:paragraph-properties fo:text-align="start" fo:text-indent="0in"/>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Standard" style:family="paragraph">
      <style:paragraph-properties fo:text-align="start" fo:text-indent="0in"/>
    </style:style>
    <style:style style:name="T515" style:parent-style-name="DefaultParagraphFont" style:family="text">
      <style:text-properties style:font-name="Times New Roman" fo:font-size="12pt" style:font-size-asian="12pt" style:font-size-complex="12pt" fo:background-color="#00FF00"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DefaultParagraphFont" style:family="text">
      <style:text-properties style:font-name="Times New Roman" fo:font-size="12pt" style:font-size-asian="12pt" style:font-size-complex="12pt" fo:background-color="#00FFFF"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P519" style:parent-style-name="Normal" style:family="paragraph">
      <style:paragraph-properties fo:text-align="start" fo:text-indent="0in"/>
    </style:style>
    <style:style style:name="T520" style:parent-style-name="DefaultParagraphFont" style:family="text">
      <style:text-properties style:font-name="Times New Roman" fo:font-size="12pt" style:font-size-asian="12pt" style:font-size-complex="12pt" fo:language="en" fo:country="US"/>
    </style:style>
    <style:style style:name="T521" style:parent-style-name="DefaultParagraphFont" style:family="text">
      <style:text-properties style:font-name="Times New Roman" fo:font-size="12pt" style:font-size-asian="12pt" style:font-size-complex="12pt" fo:background-color="#FFFF00" fo:language="en" fo:country="US"/>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background-color="#00FFFF"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background-color="#00FF00"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FF00FF"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DefaultParagraphFont" style:family="text">
      <style:text-properties style:font-name="Times New Roman"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DefaultParagraphFont" style:family="text">
      <style:text-properties style:font-name="Times New Roman" fo:font-size="12pt" style:font-size-asian="12pt" style:font-size-complex="12pt" fo:language="en" fo:country="US"/>
    </style:style>
    <style:style style:name="P5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9" style:parent-style-name="Standard" style:family="paragraph">
      <style:paragraph-properties fo:text-align="start" fo:text-indent="0in"/>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background-color="#00FF00"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FFFF00"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background-color="#00FFFF"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background-color="#00FF00"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T564" style:parent-style-name="DefaultParagraphFont" style:family="text">
      <style:text-properties style:font-name="Times New Roman" fo:font-size="12pt" style:font-size-asian="12pt" style:font-size-complex="12pt" fo:background-color="#00FF00"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background-color="#FFFF00"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T576" style:parent-style-name="DefaultParagraphFont" style:family="text">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79" style:parent-style-name="Standard"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FF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00FFFF"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00FF00"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FF00FF"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CommentReference" style:family="text">
      <style:text-properties style:font-name="Times New Roman" fo:font-size="12pt" style:font-size-asian="12pt" style:font-size-complex="12pt"/>
    </style:style>
    <style:style style:name="T592" style:parent-style-name="DefaultParagraphFont" style:family="text">
      <style:text-properties style:font-name="Times New Roman" fo:font-size="12pt" style:font-size-asian="12pt" style:font-size-complex="12pt" fo:language="en" fo:country="US"/>
    </style:style>
    <style:style style:name="P5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background-color="#FFFF00"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background-color="#00FFFF"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background-color="#00FF00"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background-color="#FF00FF"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P604" style:parent-style-name="Standard" style:family="paragraph">
      <style:paragraph-properties fo:text-align="start" fo:text-indent="0in"/>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CommentReference" style:family="text">
      <style:text-properties style:font-name="Times New Roman" fo:font-size="12pt" style:font-size-asian="12pt" style:font-size-complex="12pt"/>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background-color="#FFFF00"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P615" style:parent-style-name="CommentText" style:family="paragraph">
      <style:paragraph-properties fo:text-align="start" fo:text-indent="0in"/>
    </style:style>
    <style:style style:name="T616" style:parent-style-name="CommentReference" style:family="text">
      <style:text-properties style:font-name="Times New Roman" fo:font-size="12pt" style:font-size-asian="12pt" style:font-size-complex="12pt"/>
    </style:style>
    <style:style style:name="T617" style:parent-style-name="CommentReference" style:family="text">
      <style:text-properties style:font-name="Times New Roman" fo:font-size="12pt" style:font-size-asian="12pt" style:font-size-complex="12pt"/>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background-color="#FFFF00"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background-color="#00FF00" fo:language="en" fo:country="US"/>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background-color="#FFFF00"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background-color="#FF00FF"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T637" style:parent-style-name="CommentReference" style:family="text">
      <style:text-properties style:font-name="Times New Roman" fo:font-size="12pt" style:font-size-asian="12pt" style:font-size-complex="12pt"/>
    </style:style>
    <style:style style:name="T638" style:parent-style-name="CommentReference" style:family="text">
      <style:text-properties style:font-name="Times New Roman" fo:font-size="12pt" style:font-size-asian="12pt" style:font-size-complex="12pt"/>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DefaultParagraphFont" style:family="text">
      <style:text-properties style:font-name="Times New Roman" fo:font-size="12pt" style:font-size-asian="12pt" style:font-size-complex="12pt" fo:background-color="#00FF00"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background-color="#FFFF00"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T654" style:parent-style-name="CommentReference" style:family="text">
      <style:text-properties style:font-name="Times New Roman" fo:font-size="12pt" style:font-size-asian="12pt" style:font-size-complex="12pt"/>
    </style:style>
    <style:style style:name="T655" style:parent-style-name="CommentReference" style:family="text">
      <style:text-properties style:font-name="Times New Roman" fo:font-size="12pt" style:font-size-asian="12pt" style:font-size-complex="12pt"/>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58" style:parent-style-name="Standard" style:family="paragraph">
      <style:paragraph-properties fo:text-align="start" fo:text-indent="0in"/>
    </style:style>
    <style:style style:name="T659" style:parent-style-name="DefaultParagraphFon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background-color="#00FF00"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background-color="#00FF00" fo:language="en" fo:country="US"/>
    </style:style>
    <style:style style:name="T663" style:parent-style-name="DefaultParagraphFont" style:family="text">
      <style:text-properties style:font-name="Times New Roman" fo:font-size="12pt" style:font-size-asian="12pt" style:font-size-complex="12pt" fo:language="en" fo:country="US"/>
    </style:style>
    <style:style style:name="P6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5" style:parent-style-name="Standard" style:family="paragraph">
      <style:paragraph-properties fo:text-align="start" fo:text-indent="0in"/>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background-color="#FFFF00"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background-color="#FFFF00"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background-color="#FF00FF"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background-color="#00FF00"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background-color="#00FF00"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T678" style:parent-style-name="DefaultParagraphFont" style:family="text">
      <style:text-properties style:font-name="Times New Roman" fo:font-size="12pt" style:font-size-asian="12pt" style:font-size-complex="12pt" fo:background-color="#FFFF00"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background-color="#00FFFF"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Standard" style:family="paragraph">
      <style:paragraph-properties fo:text-align="start" fo:text-indent="0in"/>
      <style:text-properties fo:font-weight="bold" style:font-weight-asian="bold" style:font-weight-complex="bold" fo:language="en" fo:country="US"/>
    </style:style>
    <style:style style:name="P683" style:parent-style-name="Standard" style:family="paragraph">
      <style:paragraph-properties fo:text-align="start" fo:text-indent="0in"/>
      <style:text-properties fo:font-weight="bold" style:font-weight-asian="bold" style:font-weight-complex="bold" fo:language="en" fo:country="US"/>
    </style:style>
    <style:style style:name="P684" style:parent-style-name="Standard" style:family="paragraph">
      <style:paragraph-properties fo:text-align="start" fo:text-indent="0in"/>
      <style:text-properties fo:font-weight="bold" style:font-weight-asian="bold" style:font-weight-complex="bold" fo:language="en" fo:country="US"/>
    </style:style>
    <style:style style:name="P685" style:parent-style-name="Standard" style:family="paragraph">
      <style:paragraph-properties fo:text-align="start" fo:text-indent="0in"/>
      <style:text-properties fo:font-weight="bold" style:font-weight-asian="bold" style:font-weight-complex="bold" fo:language="en" fo:country="US"/>
    </style:style>
    <style:style style:name="P686" style:parent-style-name="Standard" style:family="paragraph">
      <style:paragraph-properties fo:text-align="start" fo:text-indent="0in"/>
      <style:text-properties fo:font-weight="bold" style:font-weight-asian="bold" style:font-weight-complex="bold" fo:language="en" fo:country="US"/>
    </style:style>
    <style:style style:name="P687" style:parent-style-name="Standard" style:family="paragraph">
      <style:paragraph-properties fo:text-align="start" fo:text-indent="0in"/>
      <style:text-properties fo:font-weight="bold" style:font-weight-asian="bold" style:font-weight-complex="bold" fo:language="en" fo:country="US"/>
    </style:style>
    <style:style style:name="P688" style:parent-style-name="Standard" style:family="paragraph">
      <style:paragraph-properties fo:text-align="start" fo:text-indent="0in"/>
      <style:text-properties fo:font-weight="bold" style:font-weight-asian="bold" style:font-weight-complex="bold" fo:language="en" fo:country="US"/>
    </style:style>
    <style:style style:name="P689" style:parent-style-name="Standard" style:family="paragraph">
      <style:paragraph-properties fo:text-align="start" fo:text-indent="0in"/>
      <style:text-properties fo:language="en" fo:country="US"/>
    </style:style>
    <style:style style:name="P690" style:parent-style-name="Standard" style:family="paragraph">
      <style:paragraph-properties fo:text-align="start" fo:text-indent="0in"/>
      <style:text-properties fo:font-weight="bold" style:font-weight-asian="bold" style:font-weight-complex="bold" fo:language="en" fo:country="US"/>
    </style:style>
    <style:style style:name="P691" style:parent-style-name="Standard" style:family="paragraph">
      <style:paragraph-properties fo:text-align="start" fo:text-indent="0in"/>
      <style:text-properties fo:language="en" fo:country="US"/>
    </style:style>
    <style:style style:name="P692" style:parent-style-name="Standard" style:family="paragraph">
      <style:paragraph-properties fo:text-align="start" fo:text-indent="0in"/>
      <style:text-properties fo:font-weight="bold" style:font-weight-asian="bold" style:font-weight-complex="bold" fo:language="en" fo:country="US"/>
    </style:style>
    <style:style style:name="P693" style:parent-style-name="Standard" style:family="paragraph">
      <style:paragraph-properties fo:text-align="start" fo:text-indent="0in"/>
      <style:text-properties fo:font-weight="bold" style:font-weight-asian="bold" style:font-weight-complex="bold" fo:language="en" fo:country="US"/>
    </style:style>
    <style:style style:name="P694" style:parent-style-name="Standard" style:family="paragraph">
      <style:paragraph-properties fo:text-align="start" fo:text-indent="0in"/>
      <style:text-properties fo:font-weight="bold" style:font-weight-asian="bold" style:font-weight-complex="bold" fo:language="en" fo:country="US"/>
    </style:style>
    <style:style style:name="P695" style:parent-style-name="Standard" style:family="paragraph">
      <style:paragraph-properties fo:text-align="start" fo:text-indent="0in"/>
      <style:text-properties fo:font-weight="bold" style:font-weight-asian="bold" style:font-weight-complex="bold" fo:language="en" fo:country="US"/>
    </style:style>
    <style:style style:name="P696" style:parent-style-name="Standard" style:family="paragraph">
      <style:paragraph-properties fo:text-align="start" fo:text-indent="0in"/>
      <style:text-properties fo:font-weight="bold" style:font-weight-asian="bold" style:font-weight-complex="bold" fo:language="en" fo:country="US"/>
    </style:style>
    <style:style style:name="P697" style:parent-style-name="Standard" style:family="paragraph">
      <style:paragraph-properties fo:text-align="start" fo:text-indent="0in"/>
      <style:text-properties fo:font-weight="bold" style:font-weight-asian="bold" style:font-weight-complex="bold" fo:language="en" fo:country="US"/>
    </style:style>
    <style:style style:name="P698" style:parent-style-name="Standard" style:family="paragraph">
      <style:paragraph-properties fo:text-align="start" fo:text-indent="0in"/>
      <style:text-properties fo:font-weight="bold" style:font-weight-asian="bold" style:font-weight-complex="bold" fo:language="en" fo:country="US"/>
    </style:style>
    <style:style style:name="P699" style:parent-style-name="Standard" style:family="paragraph">
      <style:paragraph-properties fo:text-align="start" fo:text-indent="0in"/>
      <style:text-properties fo:font-weight="bold" style:font-weight-asian="bold" style:font-weight-complex="bold" fo:language="en" fo:country="US"/>
    </style:style>
    <style:style style:name="P700" style:parent-style-name="Standard" style:family="paragraph">
      <style:paragraph-properties fo:text-align="start" fo:text-indent="0in"/>
      <style:text-properties fo:font-weight="bold" style:font-weight-asian="bold" style:font-weight-complex="bold" fo:language="en" fo:country="US"/>
    </style:style>
    <style:style style:name="P701" style:parent-style-name="Standard" style:family="paragraph">
      <style:paragraph-properties fo:text-align="start" fo:text-indent="0in"/>
      <style:text-properties fo:font-weight="bold" style:font-weight-asian="bold" style:font-weight-complex="bold" fo:language="en" fo:country="US"/>
    </style:style>
    <style:style style:name="P702" style:parent-style-name="Standard" style:family="paragraph">
      <style:paragraph-properties fo:text-align="start" fo:text-indent="0in"/>
      <style:text-properties fo:font-weight="bold" style:font-weight-asian="bold" style:font-weight-complex="bold" fo:language="en" fo:country="US"/>
    </style:style>
    <style:style style:name="P703" style:parent-style-name="Standard" style:family="paragraph">
      <style:paragraph-properties fo:text-align="start" fo:text-indent="0in"/>
      <style:text-properties fo:font-weight="bold" style:font-weight-asian="bold" style:font-weight-complex="bold" fo:language="en" fo:country="US"/>
    </style:style>
    <style:style style:name="P704" style:parent-style-name="Standard" style:family="paragraph">
      <style:paragraph-properties fo:text-align="start" fo:text-indent="0in"/>
      <style:text-properties fo:font-weight="bold" style:font-weight-asian="bold" style:font-weight-complex="bold" fo:language="en" fo:country="US"/>
    </style:style>
    <style:style style:name="P705" style:parent-style-name="Standard" style:family="paragraph">
      <style:paragraph-properties fo:text-align="start" fo:text-indent="0in"/>
      <style:text-properties fo:font-weight="bold" style:font-weight-asian="bold" style:font-weight-complex="bold" fo:language="en" fo:country="US"/>
    </style:style>
    <style:style style:name="P706" style:parent-style-name="Standard" style:family="paragraph">
      <style:paragraph-properties fo:text-align="start" fo:text-indent="0in"/>
      <style:text-properties fo:font-weight="bold" style:font-weight-asian="bold" style:font-weight-complex="bold" fo:language="en" fo:country="US"/>
    </style:style>
    <style:style style:name="P707" style:parent-style-name="Standard" style:family="paragraph">
      <style:paragraph-properties fo:text-align="start" fo:text-indent="0in"/>
      <style:text-properties fo:font-weight="bold" style:font-weight-asian="bold" style:font-weight-complex="bold" fo:language="en" fo:country="US"/>
    </style:style>
    <style:style style:name="P708" style:parent-style-name="Standard" style:family="paragraph">
      <style:paragraph-properties fo:text-align="start" fo:text-indent="0in"/>
      <style:text-properties fo:font-weight="bold" style:font-weight-asian="bold" style:font-weight-complex="bold" fo:language="en" fo:country="US"/>
    </style:style>
    <style:style style:name="P709" style:parent-style-name="Standard" style:family="paragraph">
      <style:paragraph-properties fo:text-align="start" fo:text-indent="0in"/>
      <style:text-properties fo:font-weight="bold" style:font-weight-asian="bold" style:font-weight-complex="bold" fo:language="en" fo:country="US"/>
    </style:style>
    <style:style style:name="P710" style:parent-style-name="Standard" style:family="paragraph">
      <style:paragraph-properties fo:text-align="start" fo:text-indent="0in"/>
      <style:text-properties fo:font-weight="bold" style:font-weight-asian="bold" style:font-weight-complex="bold" fo:language="en" fo:country="US"/>
    </style:style>
    <style:style style:name="P71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5" style:parent-style-name="Standard" style:family="paragraph">
      <style:paragraph-properties fo:text-align="start" fo:text-indent="0.4916in"/>
    </style:style>
    <style:style style:name="T716" style:parent-style-name="Absatz-Standardschriftart" style:family="text">
      <style:text-properties style:font-name="Times New Roman" fo:font-size="12pt" style:font-size-asian="12pt" style:font-size-complex="12pt" fo:language="en" fo:country="US"/>
    </style:style>
    <style:style style:name="T717" style:parent-style-name="Absatz-Standardschriftart" style:family="text">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fo:language="en" fo:country="US"/>
    </style:style>
    <style:style style:name="P719" style:parent-style-name="Standard" style:family="paragraph">
      <style:paragraph-properties fo:text-align="start" fo:text-indent="0in"/>
    </style:style>
    <style:style style:name="T720" style:parent-style-name="Absatz-Standardschriftart" style:family="text">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text-properties fo:font-weight="bold" style:font-weight-asian="bold" style:font-weight-complex="bold" fo:language="en" fo:country="US"/>
    </style:style>
    <style:style style:name="P722" style:parent-style-name="Standard" style:family="paragraph">
      <style:paragraph-properties fo:text-align="start" fo:text-indent="0in"/>
    </style:style>
    <style:style style:name="T723"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T726"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27" style:parent-style-name="Standard" style:family="paragraph">
      <style:paragraph-properties fo:text-align="start" fo:text-indent="0in"/>
    </style:style>
    <style:style style:name="T728" style:parent-style-name="DefaultParagraphFont" style:family="text">
      <style:text-properties style:font-name="Times New Roman" fo:font-size="12pt" style:font-size-asian="12pt" style:font-size-complex="12pt" fo:language="en" fo:country="US"/>
    </style:style>
    <style:style style:name="P729" style:parent-style-name="CommentText" style:family="paragraph">
      <style:paragraph-properties fo:text-align="start" fo:text-indent="0in"/>
    </style:style>
    <style:style style:name="P730" style:parent-style-name="Standard" style:family="paragraph">
      <style:paragraph-properties fo:text-align="start" fo:text-indent="0in"/>
      <style:text-properties fo:font-weight="bold" style:font-weight-asian="bold" style:font-weight-complex="bold"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text-properties fo:font-weight="bold" style:font-weight-asian="bold" style:font-weight-complex="bold"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text:s/>promising<text:s/>tool for assessing both subjective cognitive complaints and objective impairments in MCI and AD.</text:p>
      <text:p text:style-name="P224"/>
      <text:p text:style-name="P225"><text:span text:style-name="T226">EEG as a Tool to as</text:span><text:span text:style-name="T227"><office:annotation office:name="45" xml:id="1937836202"><dc:creator>Janka Hauffe</dc:creator><dc:date>2025-02-11T13:27:00</dc:date><meta:creator-initials>JH</meta:creator-initials><text:p text:style-name="P22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29"><office:annotation-end office:name="45"/></text:span><text:span text:style-name="T230">impairment</text:span></text:p>
      <text:p text:style-name="P231">Now we looked at the two concepts and now we are going to look at:<text:s/></text:p>
      <text:p text:style-name="P232"><text:span text:style-name="T233">Given the clinical importance of detecting cognitive impairment as early as possible, electroencephalography (EEG) has been proven to be a valuable tool for<text:s/></text:span><text:span text:style-name="T234"><office:annotation office:name="48" xml:id="1911527950"><dc:creator>Janka Hauffe</dc:creator><dc:date>2025-02-11T13:24:00</dc:date><meta:creator-initials>JH</meta:creator-initials><text:p text:style-name="P235">(Jessen et al., 2014; Babiloni et al., 2016<text:s/></text:p></office:annotation>assessing both SCI (</text:span><text:span text:style-name="T236"><office:annotation office:name="46" xml:id="1946662750"><dc:creator>Janka Hauffe</dc:creator><dc:date>2025-02-11T12:19:00</dc:date><meta:creator-initials>JH</meta:creator-initials><text:p text:style-name="P237">From Babiloni et al., 2016</text:p></office:annotation><office:annotation office:name="47" xml:id="1144727041"><dc:creator>Janka Hauffe</dc:creator><dc:date>2025-02-11T15:33:00</dc:date><meta:creator-initials>JH</meta:creator-initials><text:p text:style-name="P238"><text:span text:style-name="T23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0"><office:annotation-end office:name="46"/></text:span><text:span text:style-name="CommentReference"><office:annotation-end office:name="47"/></text:span><text:span text:style-name="T241">) and MCI/AD</text:span><text:span text:style-name="T242"><office:annotation-end office:name="48"/></text:span><text:span text:style-name="T243"><text:s/>(Babiloni et al., 2011;<text:s/></text:span><text:span text:style-name="T244"><office:annotation office:name="49" xml:id="2112554087"><dc:creator>Janka Hauffe</dc:creator><dc:date>2025-02-11T12:12:00</dc:date><meta:creator-initials>JH</meta:creator-initials><text:p text:style-name="P245">@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0" xml:id="326174352"><dc:creator>Janka Hauffe</dc:creator><dc:date>2025-02-11T12:13:00</dc:date><meta:creator-initials>JH</meta:creator-initials><text:p text:style-name="P246"><text:a xlink:href="https://doi.org/10.1007/BF01271469" office:target-frame-name="_top" xlink:show="replace"><text:span text:style-name="Hyperlink">https://doi.org/10.1007/BF01271469</text:span></text:a></text:p></office:annotation>Dierks, Frölich, Ihl &amp; Maurer, 1994</text:span><text:span text:style-name="T247"><office:annotation-end office:name="49"/></text:span><text:span text:style-name="T248"><office:annotation-end office:name="50"/></text:span><text:span text:style-name="T249">; Jeong, 2024;<text:s/></text:span><text:span text:style-name="T250"><office:annotation office:name="51" xml:id="1705201920"><dc:creator>Janka Hauffe</dc:creator><dc:date>2025-02-11T12:08:00</dc:date><meta:creator-initials>JH</meta:creator-initials><text:p text:style-name="P25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2" xml:id="448818717"><dc:creator>Janka Hauffe</dc:creator><dc:date>2025-02-11T12:09:00</dc:date><meta:creator-initials>JH</meta:creator-initials><text:p text:style-name="P252"><text:a xlink:href="https://doi.org/10.1016/j.biopsycho.2024.108823" office:target-frame-name="_top" xlink:show="replace"><text:span text:style-name="T253">https://doi.org/10.1016/j.biopsycho.2024.108823</text:span></text:a></text:p></office:annotation>Perez, Duque, Hidalgo &amp; Salvador, 2024</text:span><text:span text:style-name="T254"><office:annotation-end office:name="51"/></text:span><text:span text:style-name="T255"><office:annotation-end office:name="52"/></text:span><text:span text:style-name="T256">;<text:s/></text:span><text:span text:style-name="T257"><office:annotation office:name="53" xml:id="1384163821"><dc:creator>Janka Hauffe</dc:creator><dc:date>2025-02-11T12:21:00</dc:date><meta:creator-initials>JH</meta:creator-initials><text:p text:style-name="P258">From Babiloni et al., 2016</text:p></office:annotation>Celesia et al., 1987, Rossini et al., 2007, Rossini, 2009, Yener et al., 2008, Yener et al., 2009</text:span><text:span text:style-name="T259"><office:annotation-end office:name="53"/></text:span><text:span text:style-name="T260">). EEG</text:span><text:span text:style-name="T261"><text:s/>is a neurophysiological<text:s/></text:span><text:soft-page-break/><text:span text:style-name="T262">technique<text:s/></text:span><text:span text:style-name="T263">that records<text:s/></text:span><text:span text:style-name="T264">brain electrical activity<text:s/></text:span><text:span text:style-name="T265">via scalp electrodes</text:span><text:span text:style-name="T266"><text:s/>(</text:span><text:span text:style-name="T267">Babiloni et al., 2011;<text:s/></text:span><text:span text:style-name="T268">Babiloni et al., 2016)</text:span><text:span text:style-name="T269">,<text:s/></text:span><text:span text:style-name="T270">provid</text:span><text:span text:style-name="T271">ing</text:span><text:span text:style-name="T272"><text:s/>a direct,<text:s/></text:span><text:span text:style-name="T273">real-time</text:span><text:span text:style-name="T274"><text:s/>view of human<text:s/></text:span><text:span text:style-name="T275">brain function</text:span><text:span text:style-name="T276"><text:s/>in physiological and pathological conditions</text:span><text:span text:style-name="T277"><text:s/>(</text:span><text:span text:style-name="T278"><office:annotation office:name="54" xml:id="1666158725"><dc:creator>Janka Hauffe</dc:creator><dc:date>2025-02-12T07:55:00</dc:date><meta:creator-initials>JH</meta:creator-initials><text:p text:style-name="P279">@article{berger1929elektroenkephalogramm, title={{\"U}ber das elektroenkephalogramm des menschen}, author={Berger, Hans}, journal={Archiv f{\"u}r psychiatrie und nervenkrankheiten}, volume={87}, number={1}, pages={527--570}, year={1929} }<text:s/></text:p></office:annotation><office:annotation office:name="55" xml:id="1335489053"><dc:creator>Janka Hauffe</dc:creator><dc:date>2025-02-12T07:58:00</dc:date><meta:creator-initials>JH</meta:creator-initials><text:p text:style-name="P280"><text:a xlink:href="https://doi.org/10.1007/BF01797193" office:target-frame-name="_top" xlink:show="replace"><text:span text:style-name="Hyperlink">https://doi.org/10.1007/BF01797193</text:span></text:a></text:p></office:annotation>Berger, 1929</text:span><text:span text:style-name="CommentReference"><office:annotation-end office:name="54"/></text:span><text:span text:style-name="CommentReference"><office:annotation-end office:name="55"/></text:span><text:span text:style-name="T281">; Liu et al., 2024</text:span><text:span text:style-name="T282">).</text:span><text:span text:style-name="T283"><text:s/></text:span></text:p>
      <text:p text:style-name="P284"><text:span text:style-name="T285"><text:tab/>The human brain consists of approximately 100 billion neurons,<text:s/></text:span><text:span text:style-name="T286">forming</text:span><text:span text:style-name="T287"><text:s/>intricate<text:s/></text:span><text:span text:style-name="T288">synaptic<text:s/></text:span><text:span text:style-name="T289">networks</text:span><text:span text:style-name="T290"><text:s/>that</text:span><text:span text:style-name="T291"><text:s/></text:span><text:span text:style-name="T292">support<text:s/></text:span><text:span text:style-name="T293">cognitive<text:s/></text:span><text:span text:style-name="T294"><office:annotation office:name="56" xml:id="1329603482"><dc:creator>Janka Hauffe</dc:creator><dc:date>2025-02-12T08:41:00</dc:date><meta:creator-initials>JH</meta:creator-initials><text:p text:style-name="P295">Functioning?</text:p></office:annotation>function</text:span><text:span text:style-name="CommentReference"><office:annotation-end office:name="56"/></text:span><text:span text:style-name="T296"><text:s/></text:span><text:span text:style-name="T297">(</text:span><text:span text:style-name="T298"><office:annotation office:name="57" xml:id="1218443128"><dc:creator>Janka Hauffe</dc:creator><dc:date>2025-02-12T08:54:00</dc:date><meta:creator-initials>JH</meta:creator-initials><text:p text:style-name="P299">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7"/></text:span><text:span text:style-name="T300">).<text:s/></text:span><text:span text:style-name="T301">As the brain ages, these synaptic networks weaken due to synaptic pruning, neuronal apoptosis, and the loss of cortico-cortical connections, leading to a decline<text:s/></text:span><text:span text:style-name="T302">in<text:s/></text:span><text:span text:style-name="T303">cognitive function</text:span><text:span text:style-name="T304"><text:s/></text:span><text:span text:style-name="T305">(</text:span><text:span text:style-name="T306"><office:annotation office:name="58" xml:id="781933420"><dc:creator>Janka Hauffe</dc:creator><dc:date>2025-02-11T12:18:00</dc:date><meta:creator-initials>JH</meta:creator-initials><text:p text:style-name="P307">From Babiloni et al., 2016</text:p></office:annotation>D'Amelio and Rossini, 2012</text:span><text:span text:style-name="T308"><office:annotation-end office:name="58"/></text:span><text:span text:style-name="T309">).<text:s/></text:span><text:span text:style-name="T310">Pathological processes can accelerate this process of brain aging (Babiloni et al., 2016).</text:span><text:span text:style-name="T311"><text:s/>EEG allows<text:s/></text:span><text:span text:style-name="T312">the<text:s/></text:span><text:span text:style-name="T313">analysis</text:span><text:span text:style-name="T314"><text:s/></text:span><text:span text:style-name="T315">of cortico-cortical connectivity and neuronal synchronization of firing, and coherence of brain rhythmic oscillations at various frequencies</text:span><text:span text:style-name="T316">, providing insights <text:s/>into<text:s/></text:span><text:span text:style-name="T317"><office:annotation office:name="59" xml:id="2061970312"><dc:creator>Janka Hauffe</dc:creator><dc:date>2025-02-12T09:30:00</dc:date><meta:creator-initials>JH</meta:creator-initials><text:p text:style-name="P318">Is that true?</text:p></office:annotation>the functional alterations<text:s/></text:span><text:span text:style-name="CommentReference"><office:annotation-end office:name="59"/></text:span><text:span text:style-name="T319">associated with synaptic network weakening and cognitive decline<text:s/></text:span><text:span text:style-name="T320">(</text:span><text:span text:style-name="T321"><office:annotation office:name="60" xml:id="814804585"><dc:creator>Janka Hauffe</dc:creator><dc:date>2025-02-11T12:41:00</dc:date><meta:creator-initials>JH</meta:creator-initials><text:p text:style-name="P32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1" xml:id="1350439224"><dc:creator>Janka Hauffe</dc:creator><dc:date>2025-02-11T12:41:00</dc:date><meta:creator-initials>JH</meta:creator-initials><text:p text:style-name="P323"><text:a xlink:href="https://doi.org/10.3233/JAD-2011-0051" office:target-frame-name="_top" xlink:show="replace"><text:span text:style-name="T324">https://doi.org/10.3233/JAD-2011-0051</text:span></text:a></text:p></office:annotation>Babiloni et al., 2011</text:span><text:span text:style-name="T325"><office:annotation-end office:name="60"/></text:span><text:span text:style-name="T326"><office:annotation-end office:name="61"/></text:span><text:span text:style-name="T327">;<text:s/></text:span><text:span text:style-name="T328"><office:annotation office:name="62" xml:id="7118117"><dc:creator>Janka Hauffe</dc:creator><dc:date>2025-02-11T12:29:00</dc:date><meta:creator-initials>JH</meta:creator-initials><text:p text:style-name="P329">From Babiloni et al., 2016</text:p></office:annotation>Nunez et al., 2001</text:span><text:span text:style-name="T330"><office:annotation-end office:name="62"/></text:span><text:span text:style-name="T331"><office:annotation office:name="63" xml:id="1239727153"><dc:creator>Janka Hauffe</dc:creator><dc:date>2025-02-12T09:34:00</dc:date><meta:creator-initials>JH</meta:creator-initials><text:p text:style-name="P332"><text:span text:style-name="T333">EEG measures the electrical field obtained from the summations at scalp electrodes of the oscillatory component generated by postsynaptic potentials in pyramidal cortical neurons (Babiloni et al., 2021; Biasiucci et al., 2019).</text:span></text:p><text:p text:style-name="P334"><text:span text:style-name="T335">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36"><text:line-break/><text:line-break/>Should I add more here?</text:p></office:annotation>).</text:span><text:span text:style-name="CommentReference"><office:annotation-end office:name="63"/></text:span></text:p>
      <text:p text:style-name="P337"><text:span text:style-name="T338">The value of EEG in studying cognitive impairment has been recognized for decades.<text:s/></text:span><text:span text:style-name="T339">Hans Berger introduce</text:span><text:span text:style-name="T340">d</text:span><text:span text:style-name="T341"><text:s/>EEG in humans in 1924 and was the first to observe pathological EEG patterns in a verified AD patient (Berger, 1931; Berger, 1932; Jeong, 2004), laying the foundation for numerous studies on EEG in AD (</text:span><text:span text:style-name="T342"><office:annotation office:name="64" xml:id="1374906197"><dc:creator>Janka Hauffe</dc:creator><dc:date>2025-02-11T12:10:00</dc:date><meta:creator-initials>JH</meta:creator-initials><text:p text:style-name="P343">@article{jeong2004eeg, title={EEG dynamics in patients with Alzheimer's disease}, author={Jeong, Jaeseung}, journal={Clinical neurophysiology}, volume={115}, number={7}, pages={1490--1505}, year={2004}, publisher={Elsevier} }<text:s/></text:p></office:annotation><office:annotation office:name="65" xml:id="755644417"><dc:creator>Janka Hauffe</dc:creator><dc:date>2025-02-11T12:10:00</dc:date><meta:creator-initials>JH</meta:creator-initials><text:p text:style-name="P344"><text:a xlink:href="https://doi.org/10.1016/j.clinph.2004.01.001" office:target-frame-name="_top" xlink:show="replace"><text:span text:style-name="T345">https://doi.org/10.1016/j.clinph.2004.01.001</text:span></text:a></text:p></office:annotation>Jeong, 2004</text:span><text:span text:style-name="T346"><office:annotation-end office:name="64"/></text:span><text:span text:style-name="T347"><office:annotation-end office:name="65"/></text:span><text:span text:style-name="T348">) and other</text:span><text:span text:style-name="T349"><text:s/>neurodegenerative disorders (cite).</text:span><text:span text:style-name="T350"><text:s/></text:span></text:p>
      <text:p text:style-name="P351"><text:span text:style-name="T352">Several studies<text:s/></text:span><text:span text:style-name="T353">have found a strong</text:span><text:span text:style-name="T354"><text:s/>correlation between the degree of EEG abnormality and cognitive impairment (Brenner et al., 1988; Erkinjuntti et al., 1988; Johannesson et al., 1979;</text:span><text:span text:style-name="T355"><text:s/></text:span><text:span text:style-name="T356">Kaszniak et al., 1979; Liddle, 1958; Merskey et al., 1980; Obrist et al., 1962; Rae-Grant et al., 1987; Roberts et al., 1978; Soininen et al., 1982; Wiener and Schuster, 1956).</text:span><text:span text:style-name="T357"><text:s/>Babiloni et al. (2021) came to the conclusion, that</text:span><text:span text:style-name="T358"><text:s/></text:span><text:span text:style-name="T359">EEG can<text:s/></text:span><text:span text:style-name="T360">serve</text:span><text:span text:style-name="T361"><text:s/>as an<text:s/></text:span><text:span text:style-name="T362">supportive</text:span><text:span text:style-name="T363"><text:s/>diagnostic tool for cognitive impairment,</text:span><text:span text:style-name="T364"><text:s/>detecting brain dysfunction even<text:s/></text:span><text:span text:style-name="T365">before reaching pathological diagnostic criteria</text:span><text:span text:style-name="T366">.</text:span><text:span text:style-name="T367"><text:s/>Quantitative EEG (qEEG) and event-related potentials (ERPs) have been explored as potential clinical markers for detecting early stages of AD<text:s/></text:span><text:span text:style-name="T368"><office:annotation office:name="66" xml:id="1252881188"><dc:creator>Janka Hauffe</dc:creator><dc:date>2025-02-11T18:18:00</dc:date><meta:creator-initials>JH</meta:creator-initials><text:p text:style-name="P369">Delete?</text:p></office:annotation>and monitoring disease progression</text:span><text:span text:style-name="T370"><text:s/></text:span><text:span text:style-name="CommentReference"><office:annotation-end office:name="66"/></text:span><text:span text:style-name="T371">(</text:span><text:span text:style-name="T372"><office:annotation office:name="67" xml:id="1455591793"><dc:creator>Janka Hauffe</dc:creator><dc:date>2025-02-11T12:21:00</dc:date><meta:creator-initials>JH</meta:creator-initials><text:p text:style-name="P373">From Babiloni et al., 2016</text:p></office:annotation>Celesia et al., 1987, Rossini et al., 2007, Rossini, 2009, Yener et al., 2008, Yener et al., 2009</text:span><text:span text:style-name="T374"><office:annotation-end office:name="67"/></text:span><text:span text:style-name="T375">).<text:s/></text:span></text:p>
      <text:p text:style-name="P376"><text:span text:style-name="T377"><office:annotation office:name="68" xml:id="1303051402"><dc:creator>Janka Hauffe</dc:creator><dc:date>2025-02-11T18:53:00</dc:date><meta:creator-initials>JH</meta:creator-initials><text:p text:style-name="P378">Or should I first mention all the advantages of neuroimaging, then say that and then the advantages of EEG compared to MRI etc. ?</text:p></office:annotation>Beginning in 1970, the clinical use of EEG<text:s/></text:span><text:span text:style-name="CommentReference"><office:annotation-end office:name="68"/></text:span><text:span text:style-name="T379">for diagnosing abnormal brain aging progressively supplanted as more advanced<text:s/></text:span><text:span text:style-name="T380"><office:annotation office:name="69" xml:id="63821536"><dc:creator>Janka Hauffe</dc:creator><dc:date>2025-02-11T18:56:00</dc:date><meta:creator-initials>JH</meta:creator-initials><text:p text:style-name="P381">Other word as EEG is not a neuroimaging technique</text:p></office:annotation>neuroimaging techniques<text:s/></text:span><text:span text:style-name="CommentReference"><office:annotation-end office:name="69"/></text:span><text:span text:style-name="T382">became available (Babiloni et al., 2011). Despite this (shift/</text:span><text:span text:style-name="T383">transition</text:span><text:span text:style-name="T384">)</text:span><text:span text:style-name="T385">,<text:s/></text:span><text:span text:style-name="T386">EEG<text:s/></text:span><text:span text:style-name="T387">remains<text:s/></text:span><text:span text:style-name="T388">a valuable and<text:s/></text:span><text:span text:style-name="T389">widely used<text:s/></text:span><text:span text:style-name="T390">tool<text:s/></text:span><text:span text:style-name="T391">in scientific research and<text:s/></text:span><text:span text:style-name="T392">(</text:span><text:span text:style-name="T393">some</text:span><text:span text:style-name="T394">)</text:span><text:span text:style-name="T395"><text:s/></text:span><text:span text:style-name="T396">clinical settings due to its</text:span><text:span text:style-name="T397"><text:s/></text:span><text:span text:style-name="T398">unique<text:s/></text:span><text:span text:style-name="T399">advantages<text:s/></text:span><text:span text:style-name="T400">over</text:span><text:span text:style-name="T401"><text:s/>other neuroimaging techniques. EEG is a</text:span><text:span text:style-name="T402"><text:s/>direct, non-invasive, safe, cost-effective and<text:s/></text:span><text:span text:style-name="T403"><office:annotation office:name="70" xml:id="1214374927"><dc:creator>Janka Hauffe</dc:creator><dc:date>2025-02-11T18:23:00</dc:date><meta:creator-initials>JH</meta:creator-initials><text:p text:style-name="P404">Delete here?</text:p></office:annotation>portable</text:span><text:span text:style-name="CommentReference"><office:annotation-end office:name="70"/></text:span><text:span text:style-name="T405"><text:s/></text:span><text:span text:style-name="T406">method</text:span><text:span text:style-name="T407">, making it a simple and convenient tool for assessing brain function (Babiloni et al., 2016; Babiloni et al., 2021;<text:s/></text:span><text:span text:style-name="T408"><office:annotation office:name="71" xml:id="580171474"><dc:creator>Janka Hauffe</dc:creator><dc:date>2025-02-11T12:06:00</dc:date><meta:creator-initials>JH</meta:creator-initials><text:p text:style-name="P409">@article{biasiucci2019electroencephalography, title={Electroencephalography}, author={Biasiucci, Andrea and Franceschiello, Benedetta and Murray, Micah M}, journal={Current Biology}, volume={29}, number={3}, pages={R80--R85}, year={2019}, publisher={Elsevier} }<text:s/></text:p></office:annotation><office:annotation office:name="72" xml:id="1844004726"><dc:creator>Janka Hauffe</dc:creator><dc:date>2025-02-11T12:06:00</dc:date><meta:creator-initials>JH</meta:creator-initials><text:p text:style-name="P410"><text:a xlink:href="https://doi.org/10.1016/j.cub.2018.11.052" office:target-frame-name="_top" xlink:show="replace"><text:span text:style-name="Hyperlink">https://doi.org/10.1016/j.cub.2018.11.052</text:span></text:a></text:p></office:annotation>Biasiucci, Franceschiello &amp; Murray, 2019</text:span><text:span text:style-name="T411"><office:annotation-end office:name="71"/></text:span><text:span text:style-name="T412"><office:annotation-end office:name="72"/></text:span><text:span text:style-name="T413">;<text:s/></text:span><text:span text:style-name="T414"><office:annotation office:name="73" xml:id="727445112"><dc:creator>Janka Hauffe</dc:creator><dc:date>2025-02-11T12:02:00</dc:date><meta:creator-initials>JH</meta:creator-initials><text:p text:style-name="P415">@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4" xml:id="646142907"><dc:creator>Janka Hauffe</dc:creator><dc:date>2025-02-11T12:02:00</dc:date><meta:creator-initials>JH</meta:creator-initials><text:p text:style-name="P416"><text:a xlink:href="https://doi.org/10.1371/journal.pone.0244180" office:target-frame-name="_top" xlink:show="replace"><text:span text:style-name="Hyperlink">https://doi.org/10.1371/journal.pone.0244180</text:span></text:a></text:p></office:annotation>Meghdadi et al., 2021</text:span><text:span text:style-name="T417"><office:annotation-end office:name="73"/></text:span><text:span text:style-name="T418"><office:annotation-end office:name="74"/></text:span><text:span text:style-name="T419">;<text:s/></text:span><text:span text:style-name="T420"><office:annotation office:name="75" xml:id="36019469"><dc:creator>Janka Hauffe</dc:creator><dc:date>2025-02-11T11:56:00</dc:date><meta:creator-initials>JH</meta:creator-initials><text:p text:style-name="P42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6" xml:id="672177059"><dc:creator>Janka Hauffe</dc:creator><dc:date>2025-02-11T11:56:00</dc:date><meta:creator-initials>JH</meta:creator-initials><text:p text:style-name="P422"><text:a xlink:href="https://doi.org/10.1038/s41398-023-02681-2" office:target-frame-name="_top" xlink:show="replace"><text:span text:style-name="T423">https://doi.org/10.1038/s41398-023-02681-2</text:span></text:a></text:p></office:annotation><text:soft-page-break/>Neo, Foti, Keehn &amp; Kelleher, 2023</text:span><text:span text:style-name="T424"><office:annotation-end office:name="75"/></text:span><text:span text:style-name="T425"><office:annotation-end office:name="76"/></text:span><text:span text:style-name="T426">;<text:s/></text:span><text:span text:style-name="T427"><office:annotation office:name="77" xml:id="57243892"><dc:creator>Janka Hauffe</dc:creator><dc:date>2025-02-11T12:00:00</dc:date><meta:creator-initials>JH</meta:creator-initials><text:p text:style-name="P42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8" xml:id="562098074"><dc:creator>Janka Hauffe</dc:creator><dc:date>2025-02-11T12:00:00</dc:date><meta:creator-initials>JH</meta:creator-initials><text:p text:style-name="P429"><text:a xlink:href="https://doi.org/10.1016/j.clinph.2019.06.006" office:target-frame-name="_top" xlink:show="replace"><text:span text:style-name="Hyperlink">https://doi.org/10.1016/j.clinph.2019.06.006</text:span></text:a></text:p></office:annotation>Rossini et al., 2019</text:span><text:span text:style-name="T430"><office:annotation-end office:name="77"/></text:span><text:span text:style-name="T431"><office:annotation-end office:name="78"/></text:span><text:span text:style-name="T432">)</text:span><text:span text:style-name="T433">. Furthermore, EEG offers<text:s/></text:span><text:span text:style-name="T434">high temporal resolution (</text:span><text:span text:style-name="T435"><office:annotation office:name="79" xml:id="1192296597"><dc:creator>Janka Hauffe</dc:creator><dc:date>2025-02-11T12:02:00</dc:date><meta:creator-initials>JH</meta:creator-initials><text:p text:style-name="P436">@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0" xml:id="1414290914"><dc:creator>Janka Hauffe</dc:creator><dc:date>2025-02-11T12:02:00</dc:date><meta:creator-initials>JH</meta:creator-initials><text:p text:style-name="P437"><text:a xlink:href="https://doi.org/10.1371/journal.pone.0244180" office:target-frame-name="_top" xlink:show="replace"><text:span text:style-name="Hyperlink">https://doi.org/10.1371/journal.pone.0244180</text:span></text:a></text:p></office:annotation>Meghdadi et al., 2021</text:span><text:span text:style-name="T438"><office:annotation-end office:name="79"/></text:span><text:span text:style-name="T439"><office:annotation-end office:name="80"/></text:span><text:span text:style-name="T440">;<text:s/></text:span><text:span text:style-name="T441"><office:annotation office:name="81" xml:id="1013172376"><dc:creator>Janka Hauffe</dc:creator><dc:date>2025-02-11T12:20:00</dc:date><meta:creator-initials>JH</meta:creator-initials><text:p text:style-name="P442">From Babiloni et al., 2016</text:p></office:annotation>Rossini et al., 2004</text:span><text:span text:style-name="T443"><office:annotation-end office:name="81"/></text:span><text:span text:style-name="T444">;<text:s/></text:span><text:span text:style-name="T445"><office:annotation office:name="82" xml:id="1813417967"><dc:creator>Janka Hauffe</dc:creator><dc:date>2025-02-11T12:00:00</dc:date><meta:creator-initials>JH</meta:creator-initials><text:p text:style-name="P446">@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3" xml:id="1243177336"><dc:creator>Janka Hauffe</dc:creator><dc:date>2025-02-11T12:00:00</dc:date><meta:creator-initials>JH</meta:creator-initials><text:p text:style-name="P447"><text:a xlink:href="https://doi.org/10.1016/j.clinph.2019.06.006" office:target-frame-name="_top" xlink:show="replace"><text:span text:style-name="Hyperlink">https://doi.org/10.1016/j.clinph.2019.06.006</text:span></text:a></text:p></office:annotation>Rossini et al., 2019</text:span><text:span text:style-name="T448"><office:annotation-end office:name="82"/></text:span><text:span text:style-name="T449"><office:annotation-end office:name="83"/></text:span><text:span text:style-name="T450">)</text:span><text:span text:style-name="T451"><text:s/>(time resolution of ≤ 1 ms),<text:s/></text:span><text:span text:style-name="T452"><office:annotation office:name="84" xml:id="1560973093"><dc:creator>Janka Hauffe</dc:creator><dc:date>2025-02-12T08:09:00</dc:date><meta:creator-initials>JH</meta:creator-initials><text:p text:style-name="P453">umschreiben</text:p></office:annotation>enabling it to provide neurophysiological data that cannot be obtained from other</text:span><text:span text:style-name="T454"><text:s/>neuroimaging techniques (</text:span><text:span text:style-name="CommentReference"><office:annotation-end office:name="84"/></text:span><text:span text:style-name="T455">Biasiucci et al., 2019</text:span><text:span text:style-name="T456">).<text:s/></text:span></text:p>
      <text:p text:style-name="P457">Another advantage is its repeatability – EEG markers remain largely unaffected by meta-learning relative to task progression, allowing for repeated<text:s/>assessments throughout disease progression<text:s/>(Babiloni et al., 2016).<text:s/></text:p>
      <text:p text:style-name="P458"><text:span text:style-name="T459">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460"><office:annotation office:name="85" xml:id="56235754"><dc:creator>Janka Hauffe</dc:creator><dc:date>2025-02-12T12:19:00</dc:date><meta:creator-initials>JH</meta:creator-initials><text:p text:style-name="P461">Saby JN, Marshall PJ. The utility of EEG band power analysis in the study of infancy and early childhood. Dev Neuropsychol. 2012;37:253–73.<text:s/></text:p><text:p text:style-name="P462"/><text:p text:style-name="P463"><text:span text:style-name="T464">Third, resting state EEG data may be collected from individuals with a wide range of developmental and functioning levels (23).</text:span></text:p></office:annotation>recorded<text:s/></text:span><text:span text:style-name="T465">in highly comparable<text:s/></text:span><text:span text:style-name="CommentReference"><office:annotation-end office:name="85"/></text:span><text:span text:style-name="T466">experimental conditions in healthy subject, subjects with SCD, subjects with MCI and subjects with more progressed disease such as AD (</text:span><text:span text:style-name="T467"><office:annotation office:name="86" xml:id="1835313223"><dc:creator>Janka Hauffe</dc:creator><dc:date>2025-02-11T12:24:00</dc:date><meta:creator-initials>JH</meta:creator-initials><text:p text:style-name="P468">From Babiloni et al., 2016</text:p></office:annotation>Rossini et al., 2007</text:span><text:span text:style-name="T469"><office:annotation-end office:name="86"/></text:span><text:span text:style-name="T470">).</text:span></text:p>
      <text:p text:style-name="P471"/>
      <text:p text:style-name="P472"><text:span text:style-name="T473"><office:annotation office:name="87" xml:id="1233749048"><dc:creator>Janka Hauffe</dc:creator><dc:date>2025-02-12T12:36:00</dc:date><meta:creator-initials>JH</meta:creator-initials><text:p text:style-name="P474">Methods or here?</text:p></office:annotation>This study<text:s/></text:span><text:span text:style-name="CommentReference"><office:annotation-end office:name="87"/></text:span><text:span text:style-name="T475">will focus on analyzing resting state EEG (rsEEG) as an important approach within qEEG methodologies, as it is a promising tool for measuring quantifying brain neurophysiological dysfunction (Babiloni et al., 2011; Babiloni et al., 2016;<text:s/></text:span><text:span text:style-name="T476"><office:annotation office:name="88" xml:id="1819339030"><dc:creator>Janka Hauffe</dc:creator><dc:date>2025-02-11T12:08:00</dc:date><meta:creator-initials>JH</meta:creator-initials><text:p text:style-name="P47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89" xml:id="1722337065"><dc:creator>Janka Hauffe</dc:creator><dc:date>2025-02-11T12:09:00</dc:date><meta:creator-initials>JH</meta:creator-initials><text:p text:style-name="P478"><text:a xlink:href="https://doi.org/10.1016/j.biopsycho.2024.108823" office:target-frame-name="_top" xlink:show="replace"><text:span text:style-name="T479">https://doi.org/10.1016/j.biopsycho.2024.108823</text:span></text:a></text:p></office:annotation>Perez, Duque, Hidalgo &amp; Salvador, 2024</text:span><text:span text:style-name="T480"><office:annotation-end office:name="88"/></text:span><text:span text:style-name="T481"><office:annotation-end office:name="89"/></text:span><text:span text:style-name="T482">)</text:span><text:span text:style-name="T483">. Unlike the measuring of ERPs, rsEEG<text:s/></text:span><text:span text:style-name="T484">captures<text:s/></text:span><text:span text:style-name="T485">spontaneous brain activity<text:s/></text:span><text:span text:style-name="T486">independently<text:s/></text:span><text:span text:style-name="T487">of cognitive tasks or stimul</text:span><text:span text:style-name="T488">i</text:span><text:span text:style-name="T489"><text:s/></text:span><text:span text:style-name="T490">(</text:span><text:span text:style-name="T491">Babiloni et al., 2016; Babiloni et al., 2021;<text:s/></text:span><text:span text:style-name="T492"><office:annotation office:name="90" xml:id="2032528167"><dc:creator>Janka Hauffe</dc:creator><dc:date>2025-02-11T12:50:00</dc:date><meta:creator-initials>JH</meta:creator-initials><text:p text:style-name="P493">@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1" xml:id="1519316681"><dc:creator>Janka Hauffe</dc:creator><dc:date>2025-02-11T12:50:00</dc:date><meta:creator-initials>JH</meta:creator-initials><text:p text:style-name="P494"><text:a xlink:href="https://doi.org/10.1073/pnas.0700668104" office:target-frame-name="_top" xlink:show="replace"><text:span text:style-name="T495">https://doi.org/10.1073/pnas.0700668104</text:span></text:a></text:p></office:annotation>Mantini, Perrucci, Del Gratta, Romani &amp; Corbetta, 2007</text:span><text:span text:style-name="CommentReference"><office:annotation-end office:name="90"/></text:span><text:span text:style-name="CommentReference"><office:annotation-end office:name="91"/></text:span><text:span text:style-name="T496">;<text:s/></text:span><text:span text:style-name="T497">Perez et al., 2024</text:span><text:span text:style-name="T498">),<text:s/></text:span><text:span text:style-name="T499">making it resilient to factors such as fatigue, movement, anxiety, or meta-learning (Babiloni et al., 2016; Babiloni et al., 2021; Perez et al., 2024)</text:span><text:span text:style-name="T500">.</text:span></text:p>
      <text:p text:style-name="P501">RsEEG is typically recorded from subjects during brief periods under both eyes-open and eyes-closed conditions (Perez et al., 2024).<text:s/>Since the<text:s/>eyes-closed condition<text:s/>represents<text:s/>a simple,<text:s/>standardized procedure (Babiloni et al., 2016), it is the most commonly used<text:s/>(Babiloni et al., 2022) and will therefore be analyzed in this study<text:s/>to ensure comparability.<text:s/></text:p>
      <text:p text:style-name="P502"/>
      <text:p text:style-name="P503">Now about frwuency bands in general<text:s/>before looking at abnormalities in frequeny bands in MCI and covid patients</text:p>
      <text:p text:style-name="P504"/>
      <text:p text:style-name="P505"><text:span text:style-name="T506"><text:line-break/></text:span></text:p>
      <text:p text:style-name="P507"/>
      <text:p text:style-name="P508"/>
      <text:p text:style-name="P509"><text:span text:style-name="T510">The most common way to characterize rsEEG is by breaking down oscillatory signals into the spectral power of a frequency band (Perez et al., 2024). Spectral power is proportional to the rate of energy change at a specific frequency or frequency band (</text:span><text:span text:style-name="T511"><office:annotation office:name="92" xml:id="420616458"><dc:creator>Janka Hauffe</dc:creator><dc:date>2025-02-11T12:53:00</dc:date><meta:creator-initials>JH</meta:creator-initials><text:p text:style-name="P512">From Perez et al., 2024</text:p></office:annotation>Ward, 2003</text:span><text:span text:style-name="CommentReference"><office:annotation-end office:name="92"/></text:span><text:span text:style-name="T513">), and it is involved in various cognitive processes (Perez et al., 2024).</text:span></text:p>
      <text:p text:style-name="P514"><text:span text:style-name="T515">Alpha</text:span><text:span text:style-name="T516"><text:s/>power is linked to heightened attention and task engagement, whereas<text:s/></text:span><text:span text:style-name="T517">theta</text:span><text:span text:style-name="T518"><text:s/>power is associated with memory encoding and retrieval (Perez et al., 2024).<text:s/></text:span></text:p>
      <text:p text:style-name="P519"><text:span text:style-name="T520">The predominant approach in the literature focuses on the analysis of broad frequency bands in the EEG power spectrum, from slow bands,<text:s/></text:span><text:span text:style-name="T521">delta</text:span><text:span text:style-name="T522"><text:s/>(δ:0.1–&lt;4 Hz) and<text:s/></text:span><text:span text:style-name="T523">theta</text:span><text:span text:style-name="T524"><text:s/>(θ:4–&lt;8 Hz), to faster bands,<text:s/></text:span><text:span text:style-name="T525">alpha</text:span><text:span text:style-name="T526"><text:s/>(α: 8–13 Hz),<text:s/></text:span><text:span text:style-name="T527">beta</text:span><text:span text:style-name="T528"><text:s/>(β:14–30 Hz), and gamma (γ: &gt;30–80 H) (</text:span><text:span text:style-name="T529"><office:annotation office:name="93" xml:id="1343871344"><dc:creator>Janka Hauffe</dc:creator><dc:date>2025-02-11T12:54:00</dc:date><meta:creator-initials>JH</meta:creator-initials><text:p text:style-name="P530">From Perez</text:p></office:annotation>Babiloni, et al., 2020</text:span><text:span text:style-name="CommentReference"><office:annotation-end office:name="93"/></text:span><text:span text:style-name="T531">). In normal aging, there may be a gradual slowing of EEG rhythms and subtle changes in neural oscillations across different frequency bands (</text:span><text:span text:style-name="T532"><office:annotation office:name="94" xml:id="1276522785"><dc:creator>Janka Hauffe</dc:creator><dc:date>2025-02-11T12:54:00</dc:date><meta:creator-initials>JH</meta:creator-initials><text:p text:style-name="P533">From Perez</text:p></office:annotation>Babiloni et al., 2006; Barry &amp; De Blasio, 2017</text:span><text:span text:style-name="CommentReference"><office:annotation-end office:name="94"/></text:span><text:span text:style-name="T534">). However, in pathological aging, as in AD, these alterations are often more pronounced and disruptive, with significant changes in frequency bands (</text:span><text:span text:style-name="T535"><office:annotation office:name="95" xml:id="988480840"><dc:creator>Janka Hauffe</dc:creator><dc:date>2025-02-11T12:54:00</dc:date><meta:creator-initials>JH</meta:creator-initials><text:p text:style-name="P536">From Perez</text:p></office:annotation>Lejko et al., 2020</text:span><text:span text:style-name="CommentReference"><office:annotation-end office:name="95"/></text:span><text:span text:style-name="T537">). Over the years, a substantial body of research has amassed compelling evidence pointing to a progressive alteration in brain electrical activity in neurodegenerative disorders such as MCI or AD (Perez et al., 2024).</text:span></text:p>
      <text:p text:style-name="P538"/>
      <text:p text:style-name="P539"><text:span text:style-name="T540">Resting state eyes closed cortical EEG rhythms typically change across physiological aging, with gradual modifications in profile and magnitude of the spectra power spectrum (Babiloni et al., 2011). It was observed a marked amplitude decrease of<text:s/></text:span><text:span text:style-name="T541">alpha</text:span><text:span text:style-name="T542"><text:s/>(8–13 Hz) and a global “slowing” of the background EEG, which increases in power and spatial distribution in the slower<text:s/></text:span><text:span text:style-name="T543">delta</text:span><text:span text:style-name="T544"><text:s/>(1–4 Hz) and<text:s/></text:span><text:span text:style-name="T545">theta</text:span><text:span text:style-name="T546"><text:s/>(4–8 Hz) rhythms [</text:span><text:span text:style-name="T547"><office:annotation office:name="96" xml:id="148679426"><dc:creator>Janka Hauffe</dc:creator><dc:date>2025-01-30T13:46:00</dc:date><meta:creator-initials>JH</meta:creator-initials><text:p text:style-name="P548">[58] Dujardin K, Bourriez JL, Guieu JD (1994) Event-related</text:p><text:p text:style-name="P549">desynchronization (ERD) patterns during verbal memory</text:p><text:p text:style-name="P550">tasks: effect of age, int. J Psychophysiol 16, 17-27.</text:p><text:p text:style-name="P551">[59] Dujardin K, Bourriez JL, Guieu JD (1995) Event-related</text:p><text:p text:style-name="P552">desynchronization (ERD) patterns during memory pro-</text:p><text:p text:style-name="P553">cesses: effects of aging and task difficulty. Electroen-</text:p><text:p text:style-name="P554">cephalogr. Clin Neurophysiol 96, 169-182.</text:p><text:p text:style-name="P555">[60] Klass DW, Brenner RP (1995) Electroencephalography of</text:p><text:p text:style-name="P556">the elderly. J Clin Neurophysiol 12, 116-131.</text:p><text:p text:style-name="P557">[61] Klimesch W (1999) EEG alpha and theta oscillations reflect</text:p><text:p text:style-name="P558">cognitive and memory performance: a review and analysis.</text:p><text:p text:style-name="P559">Brain Research Reviews 29, 169-195</text:p></office:annotation><office:annotation office:name="97" xml:id="1955485679"><dc:creator>Janka Hauffe</dc:creator><dc:date>2025-02-11T12:47:00</dc:date><meta:creator-initials>JH</meta:creator-initials><text:p text:style-name="P560">From Babiloni et al., 2011</text:p></office:annotation>58–61</text:span><text:span text:style-name="CommentReference"><office:annotation-end office:name="96"/></text:span><text:span text:style-name="CommentReference"><office:annotation-end office:name="97"/></text:span><text:span text:style-name="T561">]. A recent study in a large sample of healthy subjects (N = 215, 18–85 years) confirmed an age-dependent power decrement of posterior low-frequency<text:s/></text:span><text:span text:style-name="T562">alpha</text:span><text:span text:style-name="T563"><text:s/>(</text:span><text:span text:style-name="T564">alpha</text:span><text:span text:style-name="T565"><text:s/>1; 8–10.5 Hz) and<text:s/></text:span><text:span text:style-name="T566">delta</text:span><text:span text:style-name="T567"><text:s/>rhythms [</text:span><text:span text:style-name="T568"><office:annotation office:name="98" xml:id="1090064004"><dc:creator>Janka Hauffe</dc:creator><dc:date>2025-01-30T13:47:00</dc:date><meta:creator-initials>JH</meta:creator-initials><text:p text:style-name="P569">[62] Babiloni C, Binetti G, Cassarono A, Dal Forno G, Del Per-</text:p><text:p text:style-name="P570">cio C, Ferreri F, Ferri R, Frisoni G, Galderisi S, Hirata</text:p><text:p text:style-name="P571">K, Lanuzza B, Miniassi C, Mucci A, Nobili F, Rodriguez</text:p><text:p text:style-name="P572">G, Romani GL, Rossigni PM (2006) Sources of cortical</text:p><text:p text:style-name="P573">rhythms in adults during physiological aging: a multicentric</text:p><text:p text:style-name="P574">EEG study. Hum Brain Mapp 27, 162-172</text:p></office:annotation><office:annotation office:name="99" xml:id="1333826773"><dc:creator>Janka Hauffe</dc:creator><dc:date>2025-02-11T12:48:00</dc:date><meta:creator-initials>JH</meta:creator-initials><text:p text:style-name="P575">From Babiloni et al., 2011</text:p></office:annotation>62</text:span><text:span text:style-name="CommentReference"><office:annotation-end office:name="98"/></text:span><text:span text:style-name="CommentReference"><office:annotation-end office:name="99"/></text:span><text:span text:style-name="T576">].</text:span></text:p>
      <text:p text:style-name="P577"/>
      <text:p text:style-name="P578">Frequency bands</text:p>
      <text:p text:style-name="P579"><text:span text:style-name="T580">High temporal resolution of EEG is considered crucial for the study of the spontaneous and event-related oscillatory gross electromagnetic activity at different frequency ranges (1–4 Hz,<text:s/></text:span><text:span text:style-name="T581">delta</text:span><text:span text:style-name="T582">, 4–8 Hz,<text:s/></text:span><text:span text:style-name="T583">theta</text:span><text:span text:style-name="T584">, 8–13 Hz,<text:s/></text:span><text:span text:style-name="T585">alpha</text:span><text:span text:style-name="T586">, 13–30 Hz,<text:s/></text:span><text:span text:style-name="T587">beta</text:span><text:span text:style-name="T588">, and &gt; 30 Hz, gamma) (Babiloni et al., 2016). Any EEG frequency band conveys particular physiological information on brain functional activity in wake and wake (</text:span><text:span text:style-name="T589"><office:annotation office:name="100" xml:id="1890616279"><dc:creator>Janka Hauffe</dc:creator><dc:date>2025-02-11T12:21:00</dc:date><meta:creator-initials>JH</meta:creator-initials><text:p text:style-name="P590">From Babiloni et al., 2016</text:p></office:annotation>Nunez et al., 1999</text:span><text:span text:style-name="T591"><office:annotation-end office:name="100"/></text:span><text:span text:style-name="T592">).</text:span></text:p>
      <text:p text:style-name="P593"/>
      <text:soft-page-break/>
      <text:p text:style-name="P594"><text:span text:style-name="T595">It should be noted that high temporal resolution of EEG is crucial for the study of an emerging property of brain activity, namely the spontaneous and event-related oscillatory activity at different frequencies ranging at 1–4 Hz (</text:span><text:span text:style-name="T596">delta</text:span><text:span text:style-name="T597">), 4–8 Hz (</text:span><text:span text:style-name="T598">theta</text:span><text:span text:style-name="T599">), 8–13 Hz (</text:span><text:span text:style-name="T600">alpha</text:span><text:span text:style-name="T601">), 13–30 Hz (</text:span><text:span text:style-name="T602">beta</text:span><text:span text:style-name="T603">), and &gt;30 Hz (gamma) (Babiloni et al., 2011). Each of these frequencies conveys peculiar physiological information on brain functional state during sleep and wake periods (Babiloni et al., 2011).</text:span></text:p>
      <text:p text:style-name="P604"><text:span text:style-name="T605">A certain consensus is reached on the following physiological model (</text:span><text:span text:style-name="T606"><office:annotation office:name="101" xml:id="140583771"><dc:creator>Janka Hauffe</dc:creator><dc:date>2025-02-11T12:44:00</dc:date><meta:creator-initials>JH</meta:creator-initials><text:p text:style-name="P607">Don‘t need citation here</text:p></office:annotation>Babiloni et al., 2011).<text:s/></text:span><text:span text:style-name="T608"><office:annotation-end office:name="101"/></text:span><text:span text:style-name="T609">During slow-wave sleep, corticofugal slow oscillations (&lt;1 Hz) are effective in grouping thalamic-generated<text:s/></text:span><text:span text:style-name="T610">delta</text:span><text:span text:style-name="T611"><text:s/>rhythms (1–4 Hz) and spindling activity (7–14 Hz) [</text:span><text:span text:style-name="T612"><office:annotation office:name="102" xml:id="119193876"><dc:creator>Janka Hauffe</dc:creator><dc:date>2025-01-30T13:44:00</dc:date><meta:creator-initials>JH</meta:creator-initials><text:p text:style-name="P613">14] Steriade M (2003) The corticothalamic system in sleep.</text:p><text:p text:style-name="P614">Front Biosci 8, d878-d899</text:p></office:annotation><office:annotation office:name="103" xml:id="1244693197"><dc:creator>Janka Hauffe</dc:creator><dc:date>2025-02-11T12:44:00</dc:date><meta:creator-initials>JH</meta:creator-initials><text:p text:style-name="P615">From Babiloni et al., 2011</text:p></office:annotation>14</text:span><text:span text:style-name="T616"><office:annotation-end office:name="102"/></text:span><text:span text:style-name="T617"><office:annotation-end office:name="103"/></text:span><text:span text:style-name="T618">]. In this condition,<text:s/></text:span><text:span text:style-name="T619">delta</text:span><text:span text:style-name="T620"><text:s/>rhythms would dominate EEG oscillations, while<text:s/></text:span><text:span text:style-name="T621">alpha</text:span><text:span text:style-name="T622"><text:s/>rhythms (about 8–12 Hz) would be suppressed (Babiloni et al., 2011). In the case of endogenous or exogenous arousing stimuli, spindles, high- and low-frequency components of the<text:s/></text:span><text:span text:style-name="T623">delta</text:span><text:span text:style-name="T624"><text:s/>rhythms are blocked by the inhibition of reticulo-thalamic (7–14 Hz), thalamocortical (1–4 Hz), and intracortical (&lt;1 Hz) oscillators (Babiloni et al., 2011).</text:span></text:p>
      <text:p text:style-name="P625"><text:span text:style-name="T626">These rhythms are replaced by fast oscillations in the range of<text:s/></text:span><text:span text:style-name="T627">beta</text:span><text:span text:style-name="T628"><text:s/>(14–30 Hz) and gamma frequencies (&gt;30 Hz) [</text:span><text:span text:style-name="T629"><office:annotation office:name="104" xml:id="894275832"><dc:creator>Janka Hauffe</dc:creator><dc:date>2025-01-30T13:45:00</dc:date><meta:creator-initials>JH</meta:creator-initials><text:p text:style-name="P630">[14] Steriade M (2003) The corticothalamic system in sleep.</text:p><text:p text:style-name="P631">Front Biosci 8, d878-d899.</text:p><text:p text:style-name="P632">[15] Steriade M, Contreras D, Amzica F, Timofeev I (1996) Syn-</text:p><text:p text:style-name="P633">chronization of fast (30-40Hz) spontaneous oscillations in</text:p><text:p text:style-name="P634">intrathalamic and thalamocortical networks. J Neurosci 6,</text:p><text:p text:style-name="P635">2788-2808</text:p></office:annotation><office:annotation office:name="105" xml:id="548047157"><dc:creator>Janka Hauffe</dc:creator><dc:date>2025-02-11T12:45:00</dc:date><meta:creator-initials>JH</meta:creator-initials><text:p text:style-name="P636">From Babiloni et al., 2011</text:p></office:annotation>14, 15</text:span><text:span text:style-name="T637"><office:annotation-end office:name="104"/></text:span><text:span text:style-name="T638"><office:annotation-end office:name="105"/></text:span><text:span text:style-name="T639">]. In the wake resting state condition,<text:s/></text:span><text:span text:style-name="T640">alpha</text:span><text:span text:style-name="T641"><text:s/>rhythms would dominate the human EEG oscillatory activity, while<text:s/></text:span><text:span text:style-name="T642">delta</text:span><text:span text:style-name="T643"><text:s/>rhythms would be quite low in amplitude in physiological conditions [</text:span><text:span text:style-name="T644"><office:annotation office:name="106" xml:id="161404748"><dc:creator>Janka Hauffe</dc:creator><dc:date>2025-01-30T13:46:00</dc:date><meta:creator-initials>JH</meta:creator-initials><text:p text:style-name="P645">[16] Steriade M, Llinas RR (1988) The functional states of the</text:p><text:p text:style-name="P646">thalamus and the associated neuronal interplay. Physiol Rev</text:p><text:p text:style-name="P647">68, 649-742.</text:p><text:p text:style-name="P648">[17] Brunia CH (1999) Neural aspects of anticipatory behavior.</text:p><text:p text:style-name="P649">Acta Psychol (Amst) 101, 213-242.</text:p><text:p text:style-name="P650">[18] Pfurtscheller G, Lopes da Silva FH (1999) Event-related</text:p><text:p text:style-name="P651">EEG/MEG synchronization and desynchronization: basic</text:p><text:p text:style-name="P652">principles. Clin Neurophysiol 110, 1842-1857. Review</text:p></office:annotation><office:annotation office:name="107" xml:id="401689784"><dc:creator>Janka Hauffe</dc:creator><dc:date>2025-02-11T12:45:00</dc:date><meta:creator-initials>JH</meta:creator-initials><text:p text:style-name="P653">Babiloni et al., 2011</text:p></office:annotation>16–18</text:span><text:span text:style-name="T654"><office:annotation-end office:name="106"/></text:span><text:span text:style-name="T655"><office:annotation-end office:name="107"/></text:span><text:span text:style-name="T656">].</text:span></text:p>
      <text:p text:style-name="P657">Babiloni et al., 2016:</text:p>
      <text:p text:style-name="P658"><text:span text:style-name="T659">The background spontaneous oscillatory activity of brain neurons at about 10 Hz generates the dominant<text:s/></text:span><text:span text:style-name="T660">alpha</text:span><text:span text:style-name="T661"><text:s/>rhythm of restingstate EEG activity first described by Berger. In the classical studies by Jasper and Penfield (1949),<text:s/></text:span><text:span text:style-name="T662">alpha</text:span><text:span text:style-name="T663"><text:s/>rhythms ranging from about 8 to 12 Hz were recorded from nearly the entire upper cortical surface (including the frontal and prefrontal areas) in a large population of patients awake during surgery.</text:span></text:p>
      <text:p text:style-name="P664">In the condition of slow-wave sleep, cortico-fugal slow oscillations (b1 Hz) are effective</text:p>
      <text:p text:style-name="P665"><text:span text:style-name="T666">in grouping thalamic-generated<text:s/></text:span><text:span text:style-name="T667">delta</text:span><text:span text:style-name="T668"><text:s/>rhythms (1–4 Hz) and spindling activity (7–14 Hz) rhythms (Steriade, 2003). In the condition of brain arousal, spindles as well as high and low components of the<text:s/></text:span><text:span text:style-name="T669">delta</text:span><text:span text:style-name="T670"><text:s/>rhythms are blocked by the inhibition of oscillators within, respectively, reticulo-thalamic (7–14 Hz), thalamo-cortical (1–4 Hz), and intra-cortical (b1 Hz), neuronal circuits. These rhythms are replaced by fast (</text:span><text:span text:style-name="T671">beta</text:span><text:span text:style-name="T672"><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73">alpha</text:span><text:span text:style-name="T674"><text:s/>would be mainly related to subject's global attentional readiness (Klimesch, 1996; Klimesch et al., 1997, 1998;<text:s/></text:span><text:soft-page-break/><text:span text:style-name="T675">Rossini et al., 1991; Q13Steriade and Llinas, 1998). Noteworthy, there is consensus that<text:s/></text:span><text:span text:style-name="T676">alpha</text:span><text:span text:style-name="T677"><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678">delta</text:span><text:span text:style-name="T679"><text:s/>(1–4 Hz),<text:s/></text:span><text:span text:style-name="T680">theta</text:span><text:span text:style-name="T681"><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82"/>
      <text:p text:style-name="P683"/>
      <text:p text:style-name="P684"/>
      <text:p text:style-name="P685">Introduction to EEG</text:p>
      <text:p text:style-name="P686">Introduction to Resting state</text:p>
      <text:p text:style-name="P687">EEG in subjective cognitive impairment</text:p>
      <text:p text:style-name="P688">EEG in objective cognitive impairment (MCI)</text:p>
      <text:p text:style-name="P689">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0">EEG in PCS patients</text:p>
      <text:p text:style-name="P691">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2">Fatigue as a <text:s/>symptom of PCS</text:p>
      <text:p text:style-name="P693">EEG in Fatigue</text:p>
      <text:p text:style-name="P694">Summary</text:p>
      <text:p text:style-name="P695">Research question</text:p>
      <text:p text:style-name="P696">Hypotheses</text:p>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Subjective cognitive deficits in everyday situations are predicted by elevated anxiety and fatigue levels more than by objective cognitive performance (Zamarian et al., 2024).</text:p>
      <text:p text:style-name="P712">This lack of alignment highlights the complexity of cognitive impairment and raises questions about which additional factors may influence individuals’ perceptions of cognitive difficulties.<text:s/></text:p>
      <text:p text:style-name="P713">Recent research has addressed these questions by examining how psychological symptoms influence subjective cognitive and objective cognitive impairment.</text:p>
      <text:p text:style-name="P714">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15"><text:span text:style-name="T716">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text:s/></text:span><text:soft-page-break/><text:span text:style-name="T717">developing effective and personalized rehabilitation programs that aim to improve individuals’ perceived cognitive function and assist in their recovery.<text:s/></text:span></text:p>
      <text:p text:style-name="P718"/>
      <text:p text:style-name="P719"><text:span text:style-name="T720">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721"/>
      <text:p text:style-name="P722"><text:span text:style-name="T723"><office:annotation office:name="108" xml:id="2023504428"><dc:creator>Janka Hauffe</dc:creator><dc:date>2025-01-29T13:08:00</dc:date><meta:creator-initials>JH</meta:creator-initials><text:p text:style-name="P724">MCI</text:p></office:annotation>Petersen (2016):<text:s/></text:span><text:span text:style-name="CommentReference"><office:annotation-end office:name="108"/></text:span><office:annotation office:name="109" xml:id="1294159832"><dc:creator>Janka Hauffe</dc:creator><dc:date>2025-01-29T13:04:00</dc:date><meta:creator-initials>JH</meta:creator-initials><text:p text:style-name="P72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726">https://doi.org/10.1212/CON.0000000000000313</text:span></text:a><text:span text:style-name="CommentReference"><office:annotation-end office:name="109"/></text:span></text:p>
      <text:p text:style-name="P727"><text:span text:style-name="T728"><office:annotation office:name="110" xml:id="506205494"><dc:creator>Janka Hauffe</dc:creator><dc:date>2025-01-29T13:08:00</dc:date><meta:creator-initials>JH</meta:creator-initials><text:p text:style-name="P729">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10"/></text:span></text:p>
      <text:p text:style-name="P730"/>
      <text:p text:style-name="P731">Starting from the 1970 s, EEG was progressively supplanted for clinical applications on diagnosis of abnormal brain aging (Babiloni et al., 2011).</text:p>
      <text:p text:style-name="P732"/>
      <text:p text:style-name="P733">Starting from the 1970 s, EEG was progressively supplanted for clinical applications on diagnosis of abnormal brain aging (Babiloni et al., 2011).</text:p>
      <text:p text:style-name="P734"/>
      <text:p text:style-name="P7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2T11:47:00Z</dc:date>
    <meta:template xlink:href="Normal.dotm" xlink:type="simple"/>
    <meta:editing-cycles>123</meta:editing-cycles>
    <meta:editing-duration>PT0S</meta:editing-duration>
    <meta:document-statistic meta:page-count="12" meta:paragraph-count="58" meta:word-count="4038" meta:character-count="29425" meta:row-count="212" meta:non-whitespace-character-count="25445"/>
  </office:meta>
</office:document-meta>
</file>